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9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NUEL BALCAZ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ENAZOA RIOS, GERSON BREM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ENAZOA RIOS, GERSON BREM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7391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01:03:0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